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11E8D3E697B6428CDFC.png" manifest:media-type="image/png"/>
  <manifest:file-entry manifest:full-path="Pictures/100002010000019400000108BE8CEB4667BB8E98.png" manifest:media-type="image/png"/>
  <manifest:file-entry manifest:full-path="Pictures/1000D86100002162000015CF60C9B39FA2C14D52.svg" manifest:media-type="image/svg+xml"/>
  <manifest:file-entry manifest:full-path="Pictures/100067B80000179100000AC0DBA8925497E7C02D.svg" manifest:media-type="image/svg+xml"/>
  <manifest:file-entry manifest:full-path="Pictures/1000020100000280000001A2401834828C72D74E.png" manifest:media-type="image/png"/>
  <manifest:file-entry manifest:full-path="Pictures/10000201000001C7000001208D4426A2F332B349.png" manifest:media-type="image/png"/>
  <manifest:file-entry manifest:full-path="Pictures/10000201000002A1000001ABFD59BEB46E569911.png" manifest:media-type="image/png"/>
  <manifest:file-entry manifest:full-path="Pictures/1000020100000130000001102162B9CD0E869E5B.png" manifest:media-type="image/png"/>
  <manifest:file-entry manifest:full-path="Pictures/10004DBE00001791000006346E8A6F8CF2F3D62A.svg" manifest:media-type="image/svg+xml"/>
  <manifest:file-entry manifest:full-path="Pictures/100002010000015C0000022CB9A9F430A8141E7A.png" manifest:media-type="image/png"/>
  <manifest:file-entry manifest:full-path="Pictures/100002010000011D0000004B6AA77B4CCBFD3C83.png" manifest:media-type="image/png"/>
  <manifest:file-entry manifest:full-path="Pictures/100002010000011D000000256460D589DD1E541E.png" manifest:media-type="image/png"/>
  <manifest:file-entry manifest:full-path="Pictures/1000D85F00002162000017AB744DE8D0E1F4E445.svg" manifest:media-type="image/svg+xml"/>
  <manifest:file-entry manifest:full-path="Pictures/100002010000011D0000008247438C9B32FF2832.png" manifest:media-type="image/png"/>
  <manifest:file-entry manifest:full-path="Pictures/100000000000017A00000171177EBD697E42E992.png" manifest:media-type="image/png"/>
  <manifest:file-entry manifest:full-path="Pictures/1000020100000104000000CAB7ED71B95FC8C9C8.png" manifest:media-type="image/png"/>
  <manifest:file-entry manifest:full-path="Pictures/100000000000017A00000171BEC55BB0BA0C64AB.png" manifest:media-type="image/png"/>
  <manifest:file-entry manifest:full-path="Pictures/100002010000011D0000006F53E5055872EB887F.png" manifest:media-type="image/png"/>
  <manifest:file-entry manifest:full-path="Pictures/10005FB70000179100000933221D12DEFE95E5B0.svg" manifest:media-type="image/svg+xml"/>
  <manifest:file-entry manifest:full-path="Pictures/100002010000019B000001E880CE966257468023.png" manifest:media-type="image/png"/>
  <manifest:file-entry manifest:full-path="Pictures/10003D8D000017910000031A4CD03A4CBA5D4CA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6.854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90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3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4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5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7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8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4cm, 3.048cm, 0cm, 1.142cm)" draw:image-opacity="100%" style:mirror="none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7.514cm" fo:min-width="47.646cm" fo:padding-top="0.053cm" fo:padding-bottom="0.053cm" fo:padding-left="0.053cm" fo:padding-right="0.053cm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3.958cm" fo:min-width="47.64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2.688cm" fo:min-width="47.646cm" fo:padding-top="0.053cm" fo:padding-bottom="0.053cm" fo:padding-left="0.053cm" fo:padding-right="0.05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729fcf" draw:opacity="20%" draw:textarea-horizontal-align="left" draw:auto-grow-height="true" draw:auto-grow-width="true" fo:min-height="0.628cm" fo:min-width="3.84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ec9ba4" draw:opacity="20%" draw:textarea-horizontal-align="left" draw:auto-grow-height="true" draw:auto-grow-width="true" fo:min-height="0.628cm" fo:min-width="2.876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0.623cm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79cm, 0.435cm, 1.143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15cm, 0.435cm, 1.99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4.303cm, -0.024cm, 0.746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0.87cm, 3.128cm, 0.369cm, 2.084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draw:color-mode="standard" draw:luminance="0%" draw:contrast="0%" draw:gamma="100%" draw:red="0%" draw:green="0%" draw:blue="0%" fo:clip="rect(1.286cm, 3.128cm, -0.01cm, 2.084cm)" draw:image-opacity="100%" style:mirror="none"/>
    </style:style>
    <style:style style:name="gr114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0.914cm" fo:min-width="6.303cm" fo:padding-top="0.178cm" fo:padding-bottom="0.178cm" fo:padding-left="0.303cm" fo:padding-right="0.303cm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cm, 0.435cm, 0.417cm)" draw:image-opacity="100%" style:mirror="none"/>
    </style:style>
    <style:style style:name="gr116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0.914cm" fo:min-width="7.207cm" fo:padding-top="0.178cm" fo:padding-bottom="0.178cm" fo:padding-left="0.303cm" fo:padding-right="0.303cm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3.092cm, 0cm, 0cm)" draw:image-opacity="100%" style:mirror="none"/>
    </style:style>
    <style:style style:name="gr118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0.914cm" fo:min-width="2.696cm" fo:padding-top="0.178cm" fo:padding-bottom="0.178cm" fo:padding-left="0.303cm" fo:padding-right="0.303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cm, 3.113cm, 0cm, 1.709cm)" draw:image-opacity="100%" style:mirror="none"/>
    </style:style>
    <style:style style:name="gr120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1.423cm" fo:min-width="9.722cm"/>
      <style:paragraph-properties style:writing-mode="lr-tb"/>
    </style:style>
    <style:style style:name="gr121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8.24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bf00" draw:opacity="20%" draw:textarea-horizontal-align="left" draw:auto-grow-height="true" draw:auto-grow-width="true" fo:min-height="0.628cm" fo:min-width="3.537cm"/>
      <style:paragraph-properties style:writing-mode="lr-tb"/>
    </style:style>
    <style:style style:name="gr123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1.371cm" fo:min-width="13.11cm" fo:padding-top="0.178cm" fo:padding-bottom="0.178cm" fo:padding-left="0.303cm" fo:padding-right="0.303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2.79cm, 2.549cm, 0.564cm)" draw:image-opacity="100%" style:mirror="none"/>
    </style:style>
    <style:style style:name="gr125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2.819cm" fo:min-width="20.222cm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1cm, -0.069cm, 0cm, 0.801cm)" draw:image-opacity="100%" style:mirror="none"/>
    </style:style>
    <style:style style:name="gr127" style:family="graphic" style:parent-style-name="standard">
      <style:graphic-properties draw:stroke="solid" draw:stroke-dash="Dot" svg:stroke-width="0.106cm" svg:stroke-color="#00a933" draw:marker-start-width="0.359cm" draw:marker-end-width="0.359cm" draw:fill="solid" draw:fill-color="#ffffff" draw:textarea-horizontal-align="justify" draw:textarea-vertical-align="middle" draw:auto-grow-height="false" fo:min-height="0.914cm" fo:min-width="4.474cm" fo:padding-top="0.178cm" fo:padding-bottom="0.178cm" fo:padding-left="0.303cm" fo:padding-right="0.303cm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1cm, 6.737cm, 1.173cm, -0.021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3cm, 5.366cm, 1.671cm, 1.321cm)" draw:image-opacity="100%" style:mirror="none"/>
    </style:style>
    <style:style style:name="gr130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0.714cm" fo:min-width="8.273cm" fo:padding-top="0.053cm" fo:padding-bottom="0.053cm" fo:padding-left="0.053cm" fo:padding-right="0.053cm"/>
    </style:style>
    <style:style style:name="gr1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0.714cm" fo:min-width="4.72cm" fo:padding-top="0.053cm" fo:padding-bottom="0.053cm" fo:padding-left="0.053cm" fo:padding-right="0.053cm"/>
      <style:paragraph-properties style:writing-mode="lr-tb"/>
    </style:style>
    <style:style style:name="gr134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0.714cm" fo:min-width="18.639cm" fo:padding-top="0.053cm" fo:padding-bottom="0.053cm" fo:padding-left="0.053cm" fo:padding-right="0.053cm"/>
    </style:style>
    <style:style style:name="gr135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4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1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="none" draw:fill-color="#729fcf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1" style:family="paragraph">
      <loext:graphic-properties draw:fill="none" draw:fill-color="#ec9ba4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2" style:family="paragraph">
      <loext:graphic-properties draw:fill="none" draw:fill-color="#ffbf00" draw:opacity="20%"/>
      <style:paragraph-properties style:writing-mode="lr-tb"/>
      <style:text-properties fo:font-size="16pt" fo:font-style="italic" fo:font-weight="bold" style:font-size-asian="16pt" style:font-size-complex="16pt"/>
    </style:style>
    <style:style style:name="P43" style:family="paragraph">
      <loext:graphic-properties draw:fill-color="#333333" draw:opacity="100%"/>
      <style:paragraph-properties fo:text-align="center"/>
    </style:style>
    <style:style style:name="P44" style:family="paragraph">
      <loext:graphic-properties draw:fill="gradient" draw:fill-color="#dddddd" draw:fill-gradient-name="Gradient_20_54" draw:opacity="100%"/>
      <style:paragraph-properties fo:text-align="center"/>
    </style:style>
    <style:style style:name="P45" style:family="paragraph">
      <loext:graphic-properties draw:fill-color="#333333" draw:opacity="65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size="16pt" fo:font-style="italic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6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8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5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3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31cm" svg:y1="6.758cm" svg:x2="17.87cm" svg:y2="5.752cm" draw:start-shape="id9" draw:start-glue-point="10" draw:end-shape="id8" draw:end-glue-point="1" svg:d="M19631 6758c-1321 0-441-1006-1761-1006" svg:viewBox="0 0 1762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4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6.5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draw:layer="layout" svg:width="6.96cm" svg:height="9.5cm" svg:x="12.069cm" svg:y="6.526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draw:layer="layout" svg:width="7.772cm" svg:height="9.5cm" svg:x="19.028cm" svg:y="6.526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9" draw:text-style-name="P31" draw:layer="layout" svg:width="21.031cm" svg:height="9.474cm" svg:x="5.763cm" svg:y="6.526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1.097cm" svg:x2="20.724cm" svg:y2="11.097cm">
          <text:p/>
        </draw:line>
        <draw:line draw:style-name="gr67" draw:text-style-name="P5" draw:layer="layout" svg:x1="18.236cm" svg:y1="14.573cm" svg:x2="20.274cm" svg:y2="11.043cm">
          <text:p/>
        </draw:line>
        <draw:line draw:style-name="gr67" draw:text-style-name="P5" draw:layer="layout" svg:x1="20.197cm" svg:y1="11.101cm" svg:x2="23.071cm" svg:y2="11.101cm">
          <text:p/>
        </draw:line>
        <draw:line draw:style-name="gr68" draw:text-style-name="P5" draw:layer="layout" svg:x1="20.107cm" svg:y1="11.101cm" svg:x2="22.931cm" svg:y2="11.101cm">
          <text:p/>
        </draw:line>
        <draw:line draw:style-name="gr66" draw:text-style-name="P5" draw:layer="layout" svg:x1="8.759cm" svg:y1="14.564cm" svg:x2="10.784cm" svg:y2="11.056cm">
          <text:p/>
        </draw:line>
        <draw:line draw:style-name="gr66" draw:text-style-name="P5" draw:layer="layout" svg:x1="20.241cm" svg:y1="11.096cm" svg:x2="21.847cm" svg:y2="8.316cm">
          <text:p/>
        </draw:line>
        <draw:line draw:style-name="gr69" draw:text-style-name="P5" draw:layer="layout" svg:x1="20.173cm" svg:y1="11.22cm" svg:x2="21.956cm" svg:y2="8.131cm">
          <text:p/>
        </draw:line>
        <draw:line draw:style-name="gr70" draw:text-style-name="P5" draw:layer="layout" svg:x1="7.337cm" svg:y1="14.54cm" svg:x2="18.299cm" svg:y2="14.522cm">
          <text:p/>
        </draw:line>
        <draw:line draw:style-name="gr71" draw:text-style-name="P4" draw:layer="layout" svg:x1="6.415cm" svg:y1="14.532cm" svg:x2="8.345cm" svg:y2="14.533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729cm)" draw:kind="cut" draw:start-angle="88.96" draw:end-angle="271.12">
          <text:p/>
        </draw:ellipse>
        <draw:connector draw:style-name="gr18" draw:text-style-name="P3" draw:layer="layout" draw:type="curve" draw:line-skew="-0.378cm" svg:x1="24.091cm" svg:y1="11.087cm" svg:x2="23.768cm" svg:y2="12.49cm" draw:start-shape="id14" draw:start-glue-point="3" svg:d="M24091 11087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8.164cm)" draw:kind="cut" draw:start-angle="88.96" draw:end-angle="271.12">
          <text:p/>
        </draw:ellipse>
        <draw:connector draw:style-name="gr18" draw:text-style-name="P3" draw:layer="layout" draw:type="curve" draw:line-skew="0.172cm" svg:x1="22.138cm" svg:y1="7.947cm" svg:x2="23.6cm" svg:y2="8.32cm" svg:d="M22138 7947c0-577 1462-764 1462 373" svg:viewBox="0 0 1463 832">
          <text:p/>
        </draw:connector>
        <draw:frame draw:style-name="gr42" draw:text-style-name="P13" draw:layer="layout" svg:width="4.56cm" svg:height="1.305cm" svg:x="13.916cm" svg:y="9.82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3.29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3.115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9.173cm" svg:x2="11.768cm" svg:y2="14.529cm">
          <text:p/>
        </draw:line>
        <draw:line draw:style-name="gr3" draw:text-style-name="P3" draw:layer="layout" svg:x1="18.712cm" svg:y1="9.158cm" svg:x2="18.712cm" svg:y2="13.777cm">
          <text:p/>
        </draw:line>
        <draw:custom-shape draw:style-name="gr74" draw:text-style-name="P32" draw:layer="layout" svg:width="1.372cm" svg:height="1.372cm" svg:x="12.384cm" svg:y="13.794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4.12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4.352cm">
            <draw:text-box>
              <text:p><text:span text:style-name="T4">0</text:span></text:p>
            </draw:text-box>
          </draw:frame>
        </draw:g>
        <draw:frame draw:style-name="gr90" draw:text-style-name="P34" draw:layer="layout" svg:width="4.486cm" svg:height="0.962cm" svg:x="6.673cm" svg:y="5.564cm">
          <draw:text-box>
            <text:p><text:span text:style-name="T5">Pre-selection</text:span></text:p>
          </draw:text-box>
        </draw:frame>
        <draw:frame draw:style-name="gr91" draw:text-style-name="P35" draw:layer="layout" svg:width="4.841cm" svg:height="0.962cm" svg:x="20.494cm" svg:y="5.564cm">
          <draw:text-box>
            <text:p><text:span text:style-name="T5">Post-selection</text:span></text:p>
          </draw:text-box>
        </draw:frame>
        <draw:frame draw:style-name="gr92" draw:text-style-name="P36" draw:layer="layout" svg:width="3.749cm" svg:height="0.962cm" svg:x="13.675cm" svg:y="5.564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1.2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1.253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10.195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9.309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8.19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8.195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8.31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8.232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8.313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3" draw:text-style-name="P37" draw:layer="layout" svg:width="2.77cm" svg:height="2.77cm" svg:x="23.518cm" svg:y="7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8" draw:layer="layout" svg:width="0.363cm" svg:height="0.363cm" svg:x="23.81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8" draw:layer="layout" svg:width="0.363cm" svg:height="0.363cm" svg:x="25.63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3" draw:layer="layout" svg:width="2.184cm" svg:height="1.524cm" svg:x="23.811cm" svg:y="7.931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3" draw:text-style-name="P37" draw:layer="layout" svg:width="2.77cm" svg:height="2.77cm" svg:x="23.519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3" draw:layer="layout" svg:width="2.184cm" svg:height="1.524cm" svg:x="23.812cm" svg:y="12.414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4" draw:text-style-name="P38" draw:layer="layout" svg:width="0.363cm" svg:height="0.363cm" svg:x="23.812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8" draw:layer="layout" svg:width="0.363cm" svg:height="0.363cm" svg:x="25.633cm" svg:y="14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7" draw:layer="layout" svg:width="0.813cm" svg:height="1.575cm" svg:x="12.639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7" draw:text-style-name="P3" draw:layer="layout" svg:x1="13.049cm" svg:y1="9.575cm" svg:x2="13.049cm" svg:y2="10.816cm">
          <text:p/>
        </draw:line>
        <draw:custom-shape draw:style-name="gr98" draw:text-style-name="P39" draw:layer="layout" svg:width="0.759cm" svg:height="3.353cm" svg:x="12.666cm" svg:y="8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33" draw:layer="layout" svg:width="2.276cm" svg:height="0.839cm" svg:x="11.906cm" svg:y="7.763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frame draw:style-name="gr100" draw:text-style-name="P13" draw:layer="layout" svg:width="4.948cm" svg:height="2.041cm" svg:x="27.705cm" svg:y="9.493cm">
          <draw:image xlink:href="Pictures/10005FB70000179100000933221D12DEFE95E5B0.svg" xlink:type="simple" xlink:show="embed" xlink:actuate="onLoad" loext:mime-type="image/svg+xml">
            <text:p/>
          </draw:image>
          <draw:image xlink:href="Pictures/100002010000011D0000006F53E5055872EB887F.png" xlink:type="simple" xlink:show="embed" xlink:actuate="onLoad" loext:mime-type="image/png"/>
        </draw:frame>
        <draw:g>
          <draw:custom-shape draw:style-name="gr101" draw:text-style-name="P23" draw:layer="layout" svg:width="47.752cm" svg:height="7.62cm" svg:x="5.837cm" svg:y="16.902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25" draw:layer="layout" svg:width="47.752cm" svg:height="4.064cm" svg:x="5.822cm" svg:y="24.54cm">
            <text:p text:style-name="P17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4" draw:layer="layout" svg:width="47.752cm" svg:height="2.794cm" svg:x="5.822cm" svg:y="14.11cm">
            <text:p text:style-name="P17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31.185cm" svg:y1="16.204cm" svg:x2="31.185cm" svg:y2="26.324cm">
            <text:p/>
          </draw:line>
          <draw:line draw:style-name="gr3" draw:text-style-name="P3" draw:layer="layout" svg:x1="13.594cm" svg:y1="15.433cm" svg:x2="13.594cm" svg:y2="26.212cm">
            <text:p/>
          </draw:line>
          <draw:line draw:style-name="gr49" draw:text-style-name="P5" draw:layer="layout" svg:x1="26.767cm" svg:y1="19.577cm" svg:x2="38.753cm" svg:y2="19.577cm">
            <text:p/>
          </draw:line>
          <draw:line draw:style-name="gr3" draw:text-style-name="P3" draw:layer="layout" svg:x1="23.303cm" svg:y1="15.457cm" svg:x2="23.303cm" svg:y2="26.212cm">
            <text:p/>
          </draw:line>
          <draw:line draw:style-name="gr6" draw:text-style-name="P5" draw:layer="layout" svg:x1="10.187cm" svg:y1="19.573cm" svg:x2="26.767cm" svg:y2="19.573cm">
            <text:p/>
          </draw:line>
          <draw:line draw:style-name="gr16" draw:text-style-name="P5" draw:layer="layout" svg:x1="26.677cm" svg:y1="19.576cm" svg:x2="38.79cm" svg:y2="19.576cm">
            <text:p/>
          </draw:line>
          <draw:line draw:style-name="gr49" draw:text-style-name="P5" draw:layer="layout" svg:x1="24.806cm" svg:y1="23.049cm" svg:x2="26.844cm" svg:y2="19.519cm">
            <text:p/>
          </draw:line>
          <draw:line draw:style-name="gr6" draw:text-style-name="P5" draw:layer="layout" svg:x1="8.229cm" svg:y1="23.04cm" svg:x2="10.254cm" svg:y2="19.532cm">
            <text:p/>
          </draw:line>
          <draw:line draw:style-name="gr6" draw:text-style-name="P5" draw:layer="layout" svg:x1="26.811cm" svg:y1="19.572cm" svg:x2="28.061cm" svg:y2="17.411cm">
            <text:p/>
          </draw:line>
          <draw:line draw:style-name="gr6" draw:text-style-name="P5" draw:layer="layout" svg:x1="27.97cm" svg:y1="17.464cm" svg:x2="38.414cm" svg:y2="17.464cm">
            <text:p/>
          </draw:line>
          <draw:line draw:style-name="gr7" draw:text-style-name="P5" draw:layer="layout" svg:x1="26.743cm" svg:y1="19.696cm" svg:x2="28.006cm" svg:y2="17.508cm">
            <text:p/>
          </draw:line>
          <draw:line draw:style-name="gr25" draw:text-style-name="P4" draw:layer="layout" svg:x1="6.085cm" svg:y1="23.008cm" svg:x2="8.015cm" svg:y2="23.009cm">
            <text:p/>
          </draw:line>
          <draw:ellipse draw:style-name="gr17" draw:text-style-name="P11" xml:id="id15" draw:id="id15" draw:layer="layout" svg:width="1.986cm" svg:height="1.27cm" draw:transform="skewX (-0.00628318530717959) rotate (-3.14159265358979) translate (39.438cm 20.19cm)" draw:kind="cut" draw:start-angle="88.96" draw:end-angle="271.12">
            <text:p/>
          </draw:ellipse>
          <draw:connector draw:style-name="gr18" draw:text-style-name="P3" draw:layer="layout" draw:type="curve" svg:x1="39.434cm" svg:y1="19.555cm" svg:x2="46.616cm" svg:y2="22.712cm" draw:start-shape="id15" draw:start-glue-point="3" draw:end-shape="id16" draw:end-glue-point="3" svg:d="M39434 19555c5367 0 1776 3157 7182 3157" svg:viewBox="0 0 7183 3158">
            <text:p/>
          </draw:connector>
          <draw:connector draw:style-name="gr18" draw:text-style-name="P3" draw:layer="layout" draw:type="curve" svg:x1="39.44cm" svg:y1="17.464cm" svg:x2="46.616cm" svg:y2="18.811cm" draw:start-shape="id17" draw:start-glue-point="3" draw:end-shape="id18" draw:end-glue-point="3" svg:d="M39440 17464c5362 0 1775 1347 7176 1347" svg:viewBox="0 0 7177 1348">
            <text:p/>
          </draw:connector>
          <draw:frame draw:style-name="gr104" draw:text-style-name="P40" draw:layer="layout" svg:width="4.346cm" svg:height="0.878cm" svg:x="26.482cm" svg:y="25.034cm">
            <draw:text-box>
              <text:p><text:span text:style-name="T6">Post-selection</text:span></text:p>
            </draw:text-box>
          </draw:frame>
          <draw:frame draw:style-name="gr105" draw:text-style-name="P41" draw:layer="layout" svg:width="3.376cm" svg:height="0.878cm" svg:x="19.076cm" svg:y="25.034cm">
            <draw:text-box>
              <text:p><text:span text:style-name="T6">Interaction</text:span></text:p>
            </draw:text-box>
          </draw:frame>
          <draw:line draw:style-name="gr3" draw:text-style-name="P3" draw:layer="layout" svg:x1="42.301cm" svg:y1="16.411cm" svg:x2="42.301cm" svg:y2="24.985cm">
            <text:p/>
          </draw:line>
          <draw:g xml:id="id18" draw:id="id18">
            <draw:custom-shape draw:style-name="gr93" draw:text-style-name="P37" draw:layer="layout" svg:width="2.77cm" svg:height="2.77cm" svg:x="46.616cm" svg:y="17.4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38" draw:layer="layout" svg:width="0.363cm" svg:height="0.363cm" svg:x="46.909cm" svg:y="19.6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4" draw:text-style-name="P38" draw:layer="layout" svg:width="0.363cm" svg:height="0.363cm" svg:x="48.73cm" svg:y="19.6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6" draw:text-style-name="P13" draw:layer="layout" svg:width="2.184cm" svg:height="1.524cm" svg:x="46.909cm" svg:y="17.807cm">
              <draw:image xlink:href="Pictures/100000000000017A00000171177EBD697E42E992.png" xlink:type="simple" xlink:show="embed" xlink:actuate="onLoad" loext:mime-type="image/png">
                <text:p/>
              </draw:image>
            </draw:frame>
          </draw:g>
          <draw:g xml:id="id16" draw:id="id16">
            <draw:custom-shape draw:style-name="gr93" draw:text-style-name="P37" draw:layer="layout" svg:width="2.77cm" svg:height="2.77cm" svg:x="46.616cm" svg:y="21.3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5" draw:text-style-name="P13" draw:layer="layout" svg:width="2.184cm" svg:height="1.524cm" svg:x="46.909cm" svg:y="21.69cm">
              <draw:image xlink:href="Pictures/100000000000017A00000171BEC55BB0BA0C64AB.png" xlink:type="simple" xlink:show="embed" xlink:actuate="onLoad" loext:mime-type="image/png">
                <text:p/>
              </draw:image>
            </draw:frame>
            <draw:custom-shape draw:style-name="gr94" draw:text-style-name="P38" draw:layer="layout" svg:width="0.363cm" svg:height="0.363cm" svg:x="46.909cm" svg:y="23.5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4" draw:text-style-name="P38" draw:layer="layout" svg:width="0.363cm" svg:height="0.363cm" svg:x="48.73cm" svg:y="23.5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9" draw:text-style-name="P5" draw:layer="layout" svg:x1="7.369cm" svg:y1="23.012cm" svg:x2="24.874cm" svg:y2="23.012cm">
            <text:p/>
          </draw:line>
          <draw:custom-shape draw:style-name="gr107" draw:text-style-name="P32" draw:layer="layout" svg:width="1.878cm" svg:height="1.878cm" svg:x="16.054cm" svg:y="22.031cm">
            <text:p/>
            <draw:enhanced-geometry svg:viewBox="0 0 21600 21600" draw:type="rectangle" draw:enhanced-path="M 0 0 L 21600 0 21600 21600 0 21600 0 0 Z N"/>
          </draw:custom-shape>
          <draw:g>
            <draw:g>
              <draw:path draw:style-name="gr54" draw:text-style-name="P28" draw:layer="layout" svg:width="0.95cm" svg:height="1.055cm" svg:x="16.437cm" svg:y="22.443cm" svg:viewBox="0 0 951 1056" svg:d="M829 22c41 0 81 0 122 0-144 181-289 361-433 542 2 63 4 127 7 190 2 69 9 116 20 141 11 26 30 38 57 38 25 0 48-9 66-30 17-19 33-50 47-91 8 0 16 0 24 0-1 10-5 19-7 29-2 9-5 23-11 38-16 53-38 96-67 129-29 31-59 48-91 48-47 0-73-58-77-175 0-20 0-39-1-58-2-73-5-146-8-219-118 150-237 302-355 452-41 0-81 0-122 0 158-200 316-399 474-598-1-53-2-105-5-156-1-61-9-105-23-132-15-27-38-40-68-40-24 0-45 9-64 27-20 19-34 44-44 76 0 1-1 4-1 7-2 4-2 7-3 8-8 0-17 0-25 0 2-10 4-18 7-27 2-10 6-23 11-39 17-57 40-101 69-134 30-31 60-48 93-48 30 0 52 15 63 44 12 29 20 101 23 214 1 54 3 109 5 164 105-134 211-268 317-400z">
                <text:p/>
              </draw:path>
            </draw:g>
            <draw:frame draw:style-name="gr108" draw:text-style-name="P29" draw:layer="layout" svg:width="1.123cm" svg:height="1.21cm" svg:x="16.914cm" svg:y="22.763cm">
              <draw:text-box>
                <text:p><text:span text:style-name="T4">0</text:span></text:p>
              </draw:text-box>
            </draw:frame>
          </draw:g>
          <draw:frame draw:style-name="gr109" draw:text-style-name="P13" draw:layer="layout" svg:width="2.031cm" svg:height="1.192cm" svg:x="11.495cm" svg:y="21.682cm">
            <draw:image xlink:href="Pictures/10003D8D000017910000031A4CD03A4CBA5D4CA5.svg" xlink:type="simple" xlink:show="embed" xlink:actuate="onLoad" loext:mime-type="image/svg+xml">
              <text:p/>
            </draw:image>
            <draw:image xlink:href="Pictures/100002010000011D000000256460D589DD1E541E.png" xlink:type="simple" xlink:show="embed" xlink:actuate="onLoad" loext:mime-type="image/png"/>
          </draw:frame>
          <draw:frame draw:style-name="gr110" draw:text-style-name="P13" draw:layer="layout" svg:width="3.084cm" svg:height="1.192cm" svg:x="10.413cm" svg:y="18.282cm">
            <draw:image xlink:href="Pictures/10003D8D000017910000031A4CD03A4CBA5D4CA5.svg" xlink:type="simple" xlink:show="embed" xlink:actuate="onLoad" loext:mime-type="image/svg+xml">
              <text:p/>
            </draw:image>
            <draw:image xlink:href="Pictures/100002010000011D000000256460D589DD1E541E.png" xlink:type="simple" xlink:show="embed" xlink:actuate="onLoad" loext:mime-type="image/png"/>
          </draw:frame>
          <draw:frame draw:style-name="gr110" draw:text-style-name="P13" draw:layer="layout" svg:width="3.084cm" svg:height="1.192cm" svg:x="18.913cm" svg:y="18.282cm">
            <draw:image xlink:href="Pictures/10003D8D000017910000031A4CD03A4CBA5D4CA5.svg" xlink:type="simple" xlink:show="embed" xlink:actuate="onLoad" loext:mime-type="image/svg+xml">
              <text:p/>
            </draw:image>
            <draw:image xlink:href="Pictures/100002010000011D000000256460D589DD1E541E.png" xlink:type="simple" xlink:show="embed" xlink:actuate="onLoad" loext:mime-type="image/png"/>
          </draw:frame>
          <draw:frame draw:style-name="gr111" draw:text-style-name="P13" draw:layer="layout" svg:width="3.265cm" svg:height="1.489cm" svg:x="18.68cm" svg:y="21.449cm">
            <draw:image xlink:href="Pictures/10003D8D000017910000031A4CD03A4CBA5D4CA5.svg" xlink:type="simple" xlink:show="embed" xlink:actuate="onLoad" loext:mime-type="image/svg+xml">
              <text:p/>
            </draw:image>
            <draw:image xlink:href="Pictures/100002010000011D000000256460D589DD1E541E.png" xlink:type="simple" xlink:show="embed" xlink:actuate="onLoad" loext:mime-type="image/png"/>
          </draw:frame>
          <draw:frame draw:style-name="gr112" draw:text-style-name="P13" draw:layer="layout" svg:width="2.684cm" svg:height="1.137cm" svg:x="28.213cm" svg:y="19.76cm">
            <draw:image xlink:href="Pictures/10004DBE00001791000006346E8A6F8CF2F3D62A.svg" xlink:type="simple" xlink:show="embed" xlink:actuate="onLoad" loext:mime-type="image/svg+xml">
              <text:p/>
            </draw:image>
            <draw:image xlink:href="Pictures/100002010000011D0000004B6AA77B4CCBFD3C83.png" xlink:type="simple" xlink:show="embed" xlink:actuate="onLoad" loext:mime-type="image/png"/>
          </draw:frame>
          <draw:line draw:style-name="gr7" draw:text-style-name="P5" draw:layer="layout" svg:x1="28.111cm" svg:y1="17.464cm" svg:x2="38.753cm" svg:y2="17.464cm">
            <text:p/>
          </draw:line>
          <draw:ellipse draw:style-name="gr17" draw:text-style-name="P11" xml:id="id17" draw:id="id17" draw:layer="layout" svg:width="2.002cm" svg:height="1.285cm" draw:transform="skewX (-0.00785398163397448) rotate (-3.14159265358979) translate (39.445cm 18.106cm)" draw:kind="cut" draw:start-angle="88.96" draw:end-angle="271.12">
            <text:p/>
          </draw:ellipse>
          <draw:frame draw:style-name="gr113" draw:text-style-name="P13" draw:layer="layout" svg:width="2.684cm" svg:height="1.015cm" svg:x="28.213cm" svg:y="17.722cm">
            <draw:image xlink:href="Pictures/10004DBE00001791000006346E8A6F8CF2F3D62A.svg" xlink:type="simple" xlink:show="embed" xlink:actuate="onLoad" loext:mime-type="image/svg+xml">
              <text:p/>
            </draw:image>
            <draw:image xlink:href="Pictures/100002010000011D0000004B6AA77B4CCBFD3C83.png" xlink:type="simple" xlink:show="embed" xlink:actuate="onLoad" loext:mime-type="image/png"/>
          </draw:frame>
          <draw:g>
            <draw:custom-shape draw:style-name="gr114" draw:text-style-name="P14" draw:layer="layout" svg:width="6.909cm" svg:height="1.27cm" svg:x="6.69cm" svg:y="25.937cm">
              <text:p/>
              <draw:enhanced-geometry svg:viewBox="0 0 21600 21600" draw:type="rectangle" draw:enhanced-path="M 0 0 L 21600 0 21600 21600 0 21600 0 0 Z N"/>
            </draw:custom-shape>
            <draw:frame draw:style-name="gr115" draw:text-style-name="P13" draw:layer="layout" svg:width="6.857cm" svg:height="0.965cm" svg:x="6.706cm" svg:y="26.076cm">
              <draw:image xlink:href="Pictures/10003D8D000017910000031A4CD03A4CBA5D4CA5.svg" xlink:type="simple" xlink:show="embed" xlink:actuate="onLoad" loext:mime-type="image/svg+xml">
                <text:p/>
              </draw:image>
              <draw:image xlink:href="Pictures/100002010000011D000000256460D589DD1E541E.png" xlink:type="simple" xlink:show="embed" xlink:actuate="onLoad" loext:mime-type="image/png"/>
            </draw:frame>
          </draw:g>
          <draw:g>
            <draw:custom-shape draw:style-name="gr114" draw:text-style-name="P14" draw:layer="layout" svg:width="6.909cm" svg:height="1.27cm" svg:x="6.69cm" svg:y="14.872cm">
              <text:p/>
              <draw:enhanced-geometry svg:viewBox="0 0 21600 21600" draw:type="rectangle" draw:enhanced-path="M 0 0 L 21600 0 21600 21600 0 21600 0 0 Z N"/>
            </draw:custom-shape>
            <draw:frame draw:style-name="gr115" draw:text-style-name="P13" draw:layer="layout" svg:width="6.857cm" svg:height="0.958cm" svg:x="6.706cm" svg:y="14.982cm">
              <draw:image xlink:href="Pictures/10003D8D000017910000031A4CD03A4CBA5D4CA5.svg" xlink:type="simple" xlink:show="embed" xlink:actuate="onLoad" loext:mime-type="image/svg+xml">
                <text:p/>
              </draw:image>
              <draw:image xlink:href="Pictures/100002010000011D000000256460D589DD1E541E.png" xlink:type="simple" xlink:show="embed" xlink:actuate="onLoad" loext:mime-type="image/png"/>
            </draw:frame>
          </draw:g>
          <draw:g>
            <draw:custom-shape draw:style-name="gr116" draw:text-style-name="P14" draw:layer="layout" svg:width="7.813cm" svg:height="1.27cm" svg:x="15.495cm" svg:y="14.872cm">
              <text:p/>
              <draw:enhanced-geometry svg:viewBox="0 0 21600 21600" draw:type="rectangle" draw:enhanced-path="M 0 0 L 21600 0 21600 21600 0 21600 0 0 Z N"/>
            </draw:custom-shape>
            <draw:frame draw:style-name="gr117" draw:text-style-name="P13" draw:layer="layout" svg:width="7.765cm" svg:height="0.933cm" svg:x="15.579cm" svg:y="14.974cm">
              <draw:image xlink:href="Pictures/10003D8D000017910000031A4CD03A4CBA5D4CA5.svg" xlink:type="simple" xlink:show="embed" xlink:actuate="onLoad" loext:mime-type="image/svg+xml">
                <text:p/>
              </draw:image>
              <draw:image xlink:href="Pictures/100002010000011D000000256460D589DD1E541E.png" xlink:type="simple" xlink:show="embed" xlink:actuate="onLoad" loext:mime-type="image/png"/>
            </draw:frame>
          </draw:g>
          <draw:g>
            <draw:custom-shape draw:style-name="gr118" draw:text-style-name="P14" draw:layer="layout" svg:width="3.302cm" svg:height="1.27cm" svg:x="27.887cm" svg:y="14.872cm">
              <text:p/>
              <draw:enhanced-geometry svg:viewBox="0 0 21600 21600" draw:type="rectangle" draw:enhanced-path="M 0 0 L 21600 0 21600 21600 0 21600 0 0 Z N"/>
            </draw:custom-shape>
            <draw:frame draw:style-name="gr119" draw:text-style-name="P13" draw:layer="layout" svg:width="3.292cm" svg:height="0.991cm" svg:x="27.875cm" svg:y="14.966cm">
              <draw:image xlink:href="Pictures/100067B80000179100000AC0DBA8925497E7C02D.svg" xlink:type="simple" xlink:show="embed" xlink:actuate="onLoad" loext:mime-type="image/svg+xml">
                <text:p/>
              </draw:image>
              <draw:image xlink:href="Pictures/100002010000011D0000008247438C9B32FF2832.png" xlink:type="simple" xlink:show="embed" xlink:actuate="onLoad" loext:mime-type="image/png"/>
            </draw:frame>
          </draw:g>
          <draw:frame draw:style-name="gr120" draw:text-style-name="P36" draw:layer="layout" svg:width="10.222cm" svg:height="1.673cm" svg:x="5.811cm" svg:y="12.44cm">
            <draw:text-box>
              <text:p><text:span text:style-name="T5">STANDARD INTERFEROMETRY </text:span></text:p>
              <text:p><text:span text:style-name="T5">FORMALISM</text:span></text:p>
            </draw:text-box>
          </draw:frame>
          <draw:frame draw:style-name="gr121" draw:text-style-name="P35" draw:layer="layout" svg:width="8.749cm" svg:height="0.962cm" svg:x="5.811cm" svg:y="28.598cm">
            <draw:text-box>
              <text:p><text:span text:style-name="T5">WEAK VALUE FORMALISM</text:span></text:p>
            </draw:text-box>
          </draw:frame>
          <draw:frame draw:style-name="gr122" draw:text-style-name="P42" draw:layer="layout" svg:width="4.037cm" svg:height="0.878cm" svg:x="8.126cm" svg:y="25.034cm">
            <draw:text-box>
              <text:p><text:span text:style-name="T6">Pre-selection</text:span></text:p>
            </draw:text-box>
          </draw:frame>
          <draw:g>
            <draw:custom-shape draw:style-name="gr123" draw:text-style-name="P14" draw:layer="layout" svg:width="13.716cm" svg:height="1.727cm" svg:x="35.479cm" svg:y="14.651cm">
              <text:p/>
              <draw:enhanced-geometry svg:viewBox="0 0 21600 21600" draw:type="rectangle" draw:enhanced-path="M 0 0 L 21600 0 21600 21600 0 21600 0 0 Z N"/>
            </draw:custom-shape>
            <draw:frame draw:style-name="gr124" draw:text-style-name="P13" draw:layer="layout" svg:width="13.718cm" svg:height="1.807cm" svg:x="35.408cm" svg:y="14.604cm">
              <draw:image xlink:href="Pictures/1000D86100002162000015CF60C9B39FA2C14D52.svg" xlink:type="simple" xlink:show="embed" xlink:actuate="onLoad" loext:mime-type="image/svg+xml">
                <text:p/>
              </draw:image>
              <draw:image xlink:href="Pictures/100002010000019400000108BE8CEB4667BB8E98.png" xlink:type="simple" xlink:show="embed" xlink:actuate="onLoad" loext:mime-type="image/png"/>
            </draw:frame>
          </draw:g>
          <draw:g>
            <draw:custom-shape draw:style-name="gr125" draw:text-style-name="P14" draw:layer="layout" svg:width="20.828cm" svg:height="3.175cm" svg:x="31.887cm" svg:y="24.985cm">
              <text:p/>
              <draw:enhanced-geometry svg:viewBox="0 0 21600 21600" draw:type="rectangle" draw:enhanced-path="M 0 0 L 21600 0 21600 21600 0 21600 0 0 Z N"/>
            </draw:custom-shape>
            <draw:frame draw:style-name="gr126" draw:text-style-name="P13" draw:layer="layout" svg:width="20.56cm" svg:height="3.015cm" svg:x="32.122cm" svg:y="25.07cm">
              <draw:image xlink:href="Pictures/1000D85F00002162000017AB744DE8D0E1F4E445.svg" xlink:type="simple" xlink:show="embed" xlink:actuate="onLoad" loext:mime-type="image/svg+xml">
                <text:p/>
              </draw:image>
              <draw:image xlink:href="Pictures/10000201000001940000011E8D3E697B6428CDFC.png" xlink:type="simple" xlink:show="embed" xlink:actuate="onLoad" loext:mime-type="image/png"/>
            </draw:frame>
          </draw:g>
          <draw:g>
            <draw:custom-shape draw:style-name="gr127" draw:text-style-name="P14" draw:layer="layout" svg:width="5.08cm" svg:height="1.27cm" svg:x="26.115cm" svg:y="25.978cm">
              <text:p/>
              <draw:enhanced-geometry svg:viewBox="0 0 21600 21600" draw:type="rectangle" draw:enhanced-path="M 0 0 L 21600 0 21600 21600 0 21600 0 0 Z N"/>
            </draw:custom-shape>
            <draw:frame draw:style-name="gr128" draw:text-style-name="P13" draw:layer="layout" svg:width="4.813cm" svg:height="1.324cm" svg:x="26.231cm" svg:y="25.897cm">
              <draw:image xlink:href="Pictures/1000D85F00002162000017AB744DE8D0E1F4E445.svg" xlink:type="simple" xlink:show="embed" xlink:actuate="onLoad" loext:mime-type="image/svg+xml">
                <text:p/>
              </draw:image>
              <draw:image xlink:href="Pictures/10000201000001940000011E8D3E697B6428CDFC.png" xlink:type="simple" xlink:show="embed" xlink:actuate="onLoad" loext:mime-type="image/png"/>
            </draw:frame>
          </draw:g>
          <draw:g>
            <draw:custom-shape draw:style-name="gr127" draw:text-style-name="P14" draw:layer="layout" svg:width="5.08cm" svg:height="1.27cm" svg:x="18.224cm" svg:y="25.967cm">
              <text:p/>
              <draw:enhanced-geometry svg:viewBox="0 0 21600 21600" draw:type="rectangle" draw:enhanced-path="M 0 0 L 21600 0 21600 21600 0 21600 0 0 Z N"/>
            </draw:custom-shape>
            <draw:frame draw:style-name="gr129" draw:text-style-name="P13" draw:layer="layout" svg:width="4.886cm" svg:height="1.294cm" svg:x="18.274cm" svg:y="25.908cm">
              <draw:image xlink:href="Pictures/1000D85F00002162000017AB744DE8D0E1F4E445.svg" xlink:type="simple" xlink:show="embed" xlink:actuate="onLoad" loext:mime-type="image/svg+xml">
                <text:p/>
              </draw:image>
              <draw:image xlink:href="Pictures/10000201000001940000011E8D3E697B6428CDFC.png" xlink:type="simple" xlink:show="embed" xlink:actuate="onLoad" loext:mime-type="image/png"/>
            </draw:frame>
          </draw:g>
        </draw:g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9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30" draw:text-style-name="P43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20" draw:id="id20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20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130" draw:text-style-name="P43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1" draw:style-name="dp1" draw:master-page-name="Default">
        <draw:custom-shape draw:style-name="gr131" draw:text-style-name="P23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4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4" draw:text-style-name="P31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4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line draw:style-name="gr3" draw:text-style-name="P3" draw:layer="layout" svg:x1="20.466cm" svg:y1="7.96cm" svg:x2="20.466cm" svg:y2="12.554cm">
          <text:p/>
        </draw:line>
        <draw:line draw:style-name="gr51" draw:text-style-name="P5" draw:layer="layout" svg:x1="7.205cm" svg:y1="11.331cm" svg:x2="8.821cm" svg:y2="11.919cm">
          <text:p/>
        </draw:line>
        <draw:line draw:style-name="gr49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49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36" draw:text-style-name="P43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43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36" draw:text-style-name="P43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1" draw:id="id21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21" draw:start-glue-point="3" svg:d="M25152 138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5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0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9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22" draw:id="id22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2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9" draw:layer="layout" svg:width="2.083cm" svg:height="1.016cm" svg:x="12.885cm" svg:y="7.0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8.277cm" svg:y="7.0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2.968cm" svg:y="7.0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8.311cm" svg:y="7.1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custom-shape draw:style-name="gr131" draw:text-style-name="P23" draw:layer="layout" svg:width="8.379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4" draw:layer="layout" svg:width="5.557cm" svg:height="10.82cm" svg:x="15.283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.826cm" svg:height="10.82cm" svg:x="20.83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4" draw:text-style-name="P31" draw:layer="layout" svg:width="18.745cm" svg:height="10.82cm" svg:x="6.909cm" svg:y="5.38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4" draw:layer="layout" svg:width="13.056cm" svg:height="6.604cm" svg:x="9.004cm" svg:y="9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66cm" svg:y1="7.96cm" svg:x2="14.966cm" svg:y2="14.09cm">
          <text:p/>
        </draw:line>
        <draw:custom-shape draw:style-name="gr29" draw:text-style-name="P19" draw:layer="layout" svg:width="1.981cm" svg:height="0.965cm" svg:x="12.983cm" svg:y="7.1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3.192cm" svg:y="7.18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0.466cm" svg:y1="7.96cm" svg:x2="20.466cm" svg:y2="12.554cm">
          <text:p/>
        </draw:line>
        <draw:line draw:style-name="gr51" draw:text-style-name="P5" draw:layer="layout" svg:x1="7.205cm" svg:y1="11.331cm" svg:x2="8.821cm" svg:y2="11.919cm">
          <text:p/>
        </draw:line>
        <draw:frame draw:style-name="gr32" draw:text-style-name="P13" draw:layer="layout" svg:width="1.068cm" svg:height="0.878cm" svg:x="19.297cm" svg:y="7.18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9.049cm" svg:y="7.14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7.485cm" svg:y1="11.433cm" svg:x2="15.5cm" svg:y2="14.349cm">
          <text:p/>
        </draw:line>
        <draw:line draw:style-name="gr6" draw:text-style-name="P5" draw:layer="layout" svg:x1="10.056cm" svg:y1="12.302cm" svg:x2="15.5cm" svg:y2="10.321cm">
          <text:p/>
        </draw:line>
        <draw:line draw:style-name="gr6" draw:text-style-name="P5" draw:layer="layout" svg:x1="15.556cm" svg:y1="10.321cm" svg:x2="24.342cm" svg:y2="13.52cm">
          <text:p/>
        </draw:line>
        <draw:line draw:style-name="gr49" draw:text-style-name="P5" draw:layer="layout" svg:x1="15.504cm" svg:y1="14.351cm" svg:x2="24.34cm" svg:y2="11.134cm">
          <text:p/>
        </draw:line>
        <draw:line draw:style-name="gr7" draw:text-style-name="P5" draw:layer="layout" svg:x1="21.136cm" svg:y1="12.354cm" svg:x2="24.5cm" svg:y2="13.578cm">
          <text:p/>
        </draw:line>
        <draw:line draw:style-name="gr16" draw:text-style-name="P5" draw:layer="layout" svg:x1="21.136cm" svg:y1="12.3cm" svg:x2="24.5cm" svg:y2="11.075cm">
          <text:p/>
        </draw:line>
        <draw:g>
          <draw:custom-shape draw:style-name="gr136" draw:text-style-name="P43" draw:layer="layout" svg:width="6.35cm" svg:height="0.512cm" draw:transform="rotate (-1.5707963267949) translate (10.266cm 9.16cm)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43" draw:layer="layout" svg:width="6.35cm" svg:height="0.496cm" draw:transform="rotate (-1.5707963267949) translate (15.76cm 9.16cm)">
            <text:p/>
            <draw:enhanced-geometry svg:viewBox="0 0 21600 21600" draw:type="rectangle" draw:enhanced-path="M 0 0 L 21600 0 21600 21600 0 21600 0 0 Z N"/>
          </draw:custom-shape>
          <draw:custom-shape draw:style-name="gr136" draw:text-style-name="P43" draw:layer="layout" svg:width="6.35cm" svg:height="0.512cm" draw:transform="rotate (-1.5707963267949) translate (21.3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937cm 14.445cm)" draw:kind="cut" draw:start-angle="88.96" draw:end-angle="271.12">
          <text:p/>
        </draw:ellipse>
        <draw:connector draw:style-name="gr18" draw:text-style-name="P3" draw:layer="layout" draw:type="curve" draw:line-skew="-0.444cm" svg:x1="25.152cm" svg:y1="13.84cm" svg:x2="25.485cm" svg:y2="15.003cm" draw:start-shape="id23" draw:start-glue-point="3" svg:d="M25152 138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5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5" draw:layer="layout" svg:width="0.203cm" svg:height="2.184cm" svg:x="13.0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2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" draw:layer="layout" svg:width="0.813cm" svg:height="2.591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0" draw:text-style-name="P3" draw:layer="layout" svg:x1="17.548cm" svg:y1="9.494cm" svg:x2="17.548cm" svg:y2="10.735cm">
          <text:p/>
        </draw:line>
        <draw:custom-shape draw:style-name="gr27" draw:text-style-name="P18" draw:layer="layout" svg:width="0.822cm" svg:height="0.822cm" svg:x="9.049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049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749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132cm" svg:y="7.8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9.315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4.216cm" svg:y="13.2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39" draw:layer="layout" svg:width="0.813cm" svg:height="8.28cm" svg:x="17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55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823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6.187cm" svg:y="5.565cm">
          <draw:text-box>
            <text:p><text:span text:style-name="T5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18" draw:layer="layout" svg:width="0.822cm" svg:height="0.822cm" svg:x="24.116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8-20T19:51:12.164992454</dc:date>
    <meta:editing-duration>P10DT20H43M14S</meta:editing-duration>
    <meta:editing-cycles>193</meta:editing-cycles>
    <meta:generator>LibreOffice/6.4.7.2$Linux_X86_64 LibreOffice_project/40$Build-2</meta:generator>
    <meta:document-statistic meta:object-count="571"/>
  </office:meta>
</office:document-meta>
</file>